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6e512" officeooo:paragraph-rsid="001e596c" style:font-size-asian="20pt" style:font-size-complex="20pt"/>
    </style:style>
    <style:style style:name="P2" style:family="paragraph" style:parent-style-name="Standard">
      <style:text-properties fo:font-size="20pt" officeooo:rsid="001f4224" officeooo:paragraph-rsid="001f4224" style:font-size-asian="20pt" style:font-size-complex="20pt"/>
    </style:style>
    <style:style style:name="P3" style:family="paragraph" style:parent-style-name="Standard">
      <style:text-properties fo:font-size="20pt" officeooo:rsid="001f4224" officeooo:paragraph-rsid="001fbe4e" style:font-size-asian="20pt" style:font-size-complex="20pt"/>
    </style:style>
    <style:style style:name="P4" style:family="paragraph" style:parent-style-name="Standard">
      <style:text-properties fo:font-size="20pt" officeooo:rsid="001fbe4e" officeooo:paragraph-rsid="001fbe4e" style:font-size-asian="20pt" style:font-size-complex="20pt"/>
    </style:style>
    <style:style style:name="P5" style:family="paragraph" style:parent-style-name="Standard">
      <style:text-properties fo:font-size="20pt" officeooo:rsid="001fbe4e" officeooo:paragraph-rsid="00224abc" style:font-size-asian="20pt" style:font-size-complex="20pt"/>
    </style:style>
    <style:style style:name="P6" style:family="paragraph" style:parent-style-name="Standard">
      <style:text-properties fo:font-size="20pt" officeooo:rsid="0020f985" officeooo:paragraph-rsid="0020f985" style:font-size-asian="20pt" style:font-size-complex="20pt"/>
    </style:style>
    <style:style style:name="P7" style:family="paragraph" style:parent-style-name="Standard">
      <style:text-properties fo:font-size="20pt" officeooo:rsid="00224abc" officeooo:paragraph-rsid="00224abc" style:font-size-asian="20pt" style:font-size-complex="20pt"/>
    </style:style>
    <style:style style:name="P8" style:family="paragraph" style:parent-style-name="Standard">
      <style:text-properties fo:font-size="20pt" officeooo:rsid="00224abc" officeooo:paragraph-rsid="00224abc" style:font-size-asian="20pt" style:font-size-complex="20pt"/>
    </style:style>
    <style:style style:name="P9" style:family="paragraph" style:parent-style-name="Standard">
      <style:text-properties fo:font-size="20pt" officeooo:rsid="001fbe4e" officeooo:paragraph-rsid="00224abc" style:font-size-asian="20pt" style:font-size-complex="20pt"/>
    </style:style>
    <style:style style:name="P10" style:family="paragraph" style:parent-style-name="Standard">
      <style:text-properties fo:font-size="20pt" officeooo:rsid="00237a44" officeooo:paragraph-rsid="00237a44" style:font-size-asian="20pt" style:font-size-complex="20pt"/>
    </style:style>
    <style:style style:name="T1" style:family="text">
      <style:text-properties officeooo:rsid="00224abc"/>
    </style:style>
    <style:style style:name="T2" style:family="text">
      <style:text-properties officeooo:rsid="00237a4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1</text:span>)Write a C program to grade a student using else-if ladder</text:p>
      <text:p text:style-name="P1"/>
      <text:p text:style-name="P1"/>
      <text:p text:style-name="P1">#include&lt;stdio.h&gt;</text:p>
      <text:p text:style-name="P1">main()</text:p>
      <text:p text:style-name="P1">{</text:p>
      <text:p text:style-name="P1"><text:s/>int maths,science,english,total,percentage;</text:p>
      <text:p text:style-name="P1"><text:s/>printf("\n Enter marks of 3 subjects each out of 100 ");</text:p>
      <text:p text:style-name="P1"><text:s/>printf("\n\n Maths = ");</text:p>
      <text:p text:style-name="P1"><text:s/>scanf("%d",&amp;maths);</text:p>
      <text:p text:style-name="P1"><text:s/>printf("\n Science = ");</text:p>
      <text:p text:style-name="P1"><text:s/>scanf("%d",&amp;science);</text:p>
      <text:p text:style-name="P1"><text:s/>printf("\n English = ");</text:p>
      <text:p text:style-name="P1"><text:s/>scanf("%d",&amp;english);</text:p>
      <text:p text:style-name="P1"><text:s/>total=maths+science+english;</text:p>
      <text:p text:style-name="P1"><text:s/>printf("\n Total marks = %d/300",total);</text:p>
      <text:p text:style-name="P1"><text:s/>percentage=total/3;</text:p>
      <text:p text:style-name="P1"><text:s/>printf("\n\n Percentage = %d",percentage);</text:p>
      <text:p text:style-name="P1"><text:s/>if(percentage&gt;=80)</text:p>
      <text:p text:style-name="P1"><text:s/>printf("\n\n Your Grade : A+");</text:p>
      <text:p text:style-name="P1"><text:s/>else if(percentage&gt;=75)</text:p>
      <text:p text:style-name="P1"><text:s/>printf("\n\n Your Grade : A");</text:p>
      <text:p text:style-name="P1"><text:s/>else if(percentage&gt;=60)</text:p>
      <text:p text:style-name="P1"><text:s/>printf("\n\n Your Grade : B");</text:p>
      <text:p text:style-name="P1"><text:s/>else if(percentage&gt;=45)</text:p>
      <text:p text:style-name="P1"><text:s/>printf("\n\n Your Grade : C");</text:p>
      <text:p text:style-name="P1"><text:s/>else if(percentage&gt;=35)</text:p>
      <text:p text:style-name="P1"><text:s/>printf("\n\n Your grade : D");</text:p>
      <text:p text:style-name="P1"><text:s/>else</text:p>
      <text:p text:style-name="P1"><text:s/>printf("\n\n You Are Failed");</text:p>
      <text:p text:style-name="P1">}</text:p>
      <text:p text:style-name="P7"><text:soft-page-break/>Output</text:p>
      <text:p text:style-name="P7"/>
      <text:p text:style-name="P7"/>
      <text:p text:style-name="P7"><text:s/>Enter marks of 3 subjects each out of 100 </text:p>
      <text:p text:style-name="P7"/>
      <text:p text:style-name="P7"><text:s/>Maths = 75 </text:p>
      <text:p text:style-name="P7"/>
      <text:p text:style-name="P7"><text:s/>Science = 80 </text:p>
      <text:p text:style-name="P7"/>
      <text:p text:style-name="P7"><text:s/>English = 90 </text:p>
      <text:p text:style-name="P7"/>
      <text:p text:style-name="P7"><text:s/>Total marks = 245/300 </text:p>
      <text:p text:style-name="P7"/>
      <text:p text:style-name="P7"><text:s/>Percentage = 81 </text:p>
      <text:p text:style-name="P7"/>
      <text:p text:style-name="P7"><text:s/>Your Grade : A+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<text:s/>2)C program to generate multiplication table of a number using for loop</text:p>
      <text:p text:style-name="P2"/>
      <text:p text:style-name="P2"/>
      <text:p text:style-name="P2">#include&lt;stdio.h&gt; </text:p>
      <text:p text:style-name="P2">main() </text:p>
      <text:p text:style-name="P2">{ </text:p>
      <text:p text:style-name="P2">int n,i; </text:p>
      <text:p text:style-name="P2">printf("enter a number:"); </text:p>
      <text:p text:style-name="P2">scanf("%d",&amp;n); </text:p>
      <text:p text:style-name="P2">for(i=1;i&lt;=10;i++) </text:p>
      <text:p text:style-name="P2">{ </text:p>
      <text:p text:style-name="P2">printf("%d*%d=%d\n",i,n,i*n); </text:p>
      <text:p text:style-name="P2">} </text:p>
      <text:p text:style-name="P3">}</text:p>
      <text:p text:style-name="P3"/>
      <text:p text:style-name="P3"/>
      <text:p text:style-name="P3"/>
      <text:p text:style-name="P6">Output</text:p>
      <text:p text:style-name="P6"/>
      <text:p text:style-name="P6">enter a number:5 </text:p>
      <text:p text:style-name="P6">1*5=5 </text:p>
      <text:p text:style-name="P6">2*5=10 </text:p>
      <text:p text:style-name="P6">3*5=15 </text:p>
      <text:p text:style-name="P6"><text:soft-page-break/>4*5=20 </text:p>
      <text:p text:style-name="P6">5*5=25 </text:p>
      <text:p text:style-name="P6">6*5=30 </text:p>
      <text:p text:style-name="P6">7*5=35 </text:p>
      <text:p text:style-name="P6">8*5=40 </text:p>
      <text:p text:style-name="P6">9*5=45 </text:p>
      <text:p text:style-name="P6">10*5=50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3)C program to find the sum of first n natural numbers using do while loop</text:p>
      <text:p text:style-name="P3"/>
      <text:p text:style-name="P3"/>
      <text:p text:style-name="P4">#include&lt;stdio.h&gt; </text:p>
      <text:p text:style-name="P4">main() </text:p>
      <text:p text:style-name="P4">{ </text:p>
      <text:p text:style-name="P4"><text:s text:c="2"/>int num, sum=0,i; </text:p>
      <text:p text:style-name="P4"><text:s text:c="2"/>printf("\n Enter a number: "); </text:p>
      <text:p text:style-name="P4"><text:s text:c="2"/>scanf("%d",&amp;num); </text:p>
      <text:p text:style-name="P4">i=0; </text:p>
      <text:p text:style-name="P4">do </text:p>
      <text:p text:style-name="P4">{ </text:p>
      <text:p text:style-name="P4">sum=sum+i; </text:p>
      <text:p text:style-name="P4"><text:soft-page-break/>i++; </text:p>
      <text:p text:style-name="P4">} </text:p>
      <text:p text:style-name="P4"><text:s/>while(i&lt;=num); </text:p>
      <text:p text:style-name="P4"><text:s text:c="2"/>printf("\n sum of digits = %d",sum); </text:p>
      <text:p text:style-name="P5">}</text:p>
      <text:p text:style-name="P5"/>
      <text:p text:style-name="P5"/>
      <text:p text:style-name="P7">Output</text:p>
      <text:p text:style-name="P5"/>
      <text:p text:style-name="P7"><text:s/>Enter a number: 5 </text:p>
      <text:p text:style-name="P7"/>
      <text:p text:style-name="P5"><text:span text:style-name="T1"><text:s/>sum of digits = 15</text:span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4) C program to find the reverse of a number using typedef</text:p>
      <text:p text:style-name="P10"/>
      <text:p text:style-name="P10"/>
      <text:p text:style-name="P10">#include&lt;stdio.h&gt;</text:p>
      <text:p text:style-name="P10">main()</text:p>
      <text:p text:style-name="P10">{</text:p>
      <text:p text:style-name="P10">typedef int number;</text:p>
      <text:p text:style-name="P10">number n,reverse = 0,rem;</text:p>
      <text:p text:style-name="P10"> <text:s text:c="2"/>printf("Enter the number\n");</text:p>
      <text:p text:style-name="P10"> <text:s text:c="7"/>scanf("%d", &amp;n);</text:p>
      <text:p text:style-name="P10"> <text:s text:c="7"/>while (n&gt; 0)</text:p>
      <text:p text:style-name="P10"> <text:s text:c="7"/>{</text:p>
      <text:p text:style-name="P10"> <text:s text:c="11"/>rem = n % 10;</text:p>
      <text:p text:style-name="P10"><text:s text:c="12"/>reverse = reverse * 10 + rem;</text:p>
      <text:p text:style-name="P10"> <text:s text:c="11"/>n /= 10;</text:p>
      <text:p text:style-name="P10"><text:s text:c="8"/>}</text:p>
      <text:p text:style-name="P10"><text:s text:c="8"/>printf("Its reverse is = %d\n", reverse);</text:p>
      <text:p text:style-name="P10"> <text:s text:c="3"/>}</text:p>
      <text:p text:style-name="P10"></text:p>
      <text:p text:style-name="P10"/>
      <text:p text:style-name="P10">Output</text:p>
      <text:p text:style-name="P10"/>
      <text:p text:style-name="P10"/>
      <text:p text:style-name="P10">Enter the number</text:p>
      <text:p text:style-name="P10">567</text:p>
      <text:p text:style-name="P10">Its reverse is = 765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20:53:03.222404868</meta:creation-date>
    <dc:date>2018-10-19T19:11:05.586133409</dc:date>
    <meta:editing-duration>PT4M46S</meta:editing-duration>
    <meta:editing-cycles>6</meta:editing-cycles>
    <meta:generator>LibreOffice/4.2.3.3$Linux_X86_64 LibreOffice_project/420m0$Build-3</meta:generator>
    <meta:document-statistic meta:table-count="0" meta:image-count="0" meta:object-count="0" meta:page-count="6" meta:paragraph-count="101" meta:word-count="278" meta:character-count="1941" meta:non-whitespace-character-count="1568"/>
  </office:meta>
</office:document-meta>
</file>